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85bc9"/>
    </style:style>
    <style:style style:name="T2" style:family="text">
      <style:text-properties officeooo:rsid="000a55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Bonjour, <text:line-break/><text:line-break/>Je m'appelle Ahmed YAYA, je réside depuis deux ans dans la chambre 223, du bâtiment E. <text:line-break/>Mercredi dernier, le 3 février, à 18H, en rentrant de mon travail, j'ai accroché mon vélo à un <text:line-break/>support fixe, grâce à un antivol en U, de très bonne qualité, dans le local vélo situé sous la résidence Tramuntana.<text:line-break/>En revenant le chercher le lendemain, à 8h, j'ai trouvé l'antivol défait et jeté par terre, et évidement sans aucune trace du vélo.<text:line-break/><text:line-break/>Sous le choc, j'ai sorti mon vélo de secours, que je gardais pour les cas d'urgence, dans le balcon d'un ami, et je suis <text:line-break/>allé au travail avec, et, je l'ai accroché avec le même antivol et au même endroit, et aujourd'hui, il a été volé de la même manière que l'autre.<text:line-break/><text:line-break/>Le premier vélo est un VTT Decathlon Blanc, qui coûte entre 250 et 300 euros, et le deuxième est un vélo de course, Peugeot Jaune, qui vaut 150 Euros.<text:line-break/><text:line-break/>Je suis en mission de service civique, à l'association la <text:span text:style-name="T1">C</text:span>asa <text:span text:style-name="T1">B</text:span>icicleta, que je mets en copie de ce mail, et qui peuvent, au cas de nécessité, affirmer ma propriété<text:line-break/>des vélos, et la qualité d'antivol qui était dessus.<text:line-break/><text:line-break/>Monsieur, madame, c'est mon sixième vélo volé à la cité, et je suis dans l'obligation de vous demander d'agir, je commence à me sentir pas du tout sécurisé à la cité, et j'ai l'impression que les caméras ne servent pas à nous protéger.<text:line-break/><text:line-break/>J'ai besoin de mon vélo quotidiennement, pour aller travailler, afin de gagner quelques centimes, pour pouvoir payer mon loyer, me nourrir, et nourrir mes cafards.<text:line-break/><text:line-break/>En espérant que ce mail donne suite à quelque chose de concret, <text:span text:style-name="T1">appart les promesses </text:span><text:span text:style-name="T2">que j’ai l’habitude d’entendre de votre part,</text:span><text:span text:style-name="T1"> </text:span>et <text:span text:style-name="T1">que puisse retrouver mes vélos, </text:span><text:span text:style-name="T2">ou moins une trace du voleur,</text:span><text:line-break/>veuillez agréer, madame, monsieur, l'expression de mes sentiments distingués.</text:p>
      <text:p text:style-name="Text_20_body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9T21:09:19.434000000</meta:creation-date>
    <dc:date>2021-02-09T21:29:51.254000000</dc:date>
    <meta:editing-duration>PT10S</meta:editing-duration>
    <meta:editing-cycles>1</meta:editing-cycles>
    <meta:document-statistic meta:table-count="0" meta:image-count="0" meta:object-count="0" meta:page-count="1" meta:paragraph-count="1" meta:word-count="310" meta:character-count="1761" meta:non-whitespace-character-count="1441"/>
    <meta:generator>LibreOffice/7.0.4.2$Windows_X86_64 LibreOffice_project/dcf040e67528d9187c66b2379df5ea4407429775</meta:generator>
  </office:meta>
</office:document-meta>
</file>